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5DB8603B7198A536.png" manifest:media-type="image/png"/>
  <manifest:file-entry manifest:full-path="Pictures/100002010000020000000200053924A88606A40B.png" manifest:media-type="image/png"/>
  <manifest:file-entry manifest:full-path="Pictures/10000201000002000000020049E8D86239FE8632.png" manifest:media-type="image/png"/>
  <manifest:file-entry manifest:full-path="Pictures/10000201000000010000000108093F3507420144.png" manifest:media-type="image/png"/>
  <manifest:file-entry manifest:full-path="Pictures/10000201000000640000006420E68E734F4C320E.png" manifest:media-type="image/png"/>
  <manifest:file-entry manifest:full-path="Pictures/100000F80000001A0000001A7828F4EDA211A74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63cm" fo:min-width="3.45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639cm" fo:min-width="3.457cm" fo:padding-top="0.142cm" fo:padding-bottom="0.142cm" fo:padding-left="0.267cm" fo:padding-right="0.267cm"/>
    </style:style>
    <style:style style:name="gr4" style:family="graphic" style:parent-style-name="standard">
      <style:graphic-properties svg:stroke-width="0.106cm" svg:stroke-color="#000000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66b3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66b3"/>
    </style:style>
    <style:style style:name="P4" style:family="paragraph">
      <loext:graphic-properties draw:fill="none" draw:fill-color="#ffffff"/>
      <style:text-properties fo:color="#0066b3"/>
    </style:style>
    <style:style style:name="P5" style:family="paragraph">
      <style:text-properties fo:color="#000000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</style:style>
    <style:style style:name="T1" style:family="text">
      <style:text-properties fo:color="#0066b3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07cm" svg:height="6.207cm" svg:x="7.092cm" svg:y="0.5cm">
          <draw:image xlink:href="Pictures/10000201000000640000006420E68E734F4C320E.png" xlink:type="simple" xlink:show="embed" xlink:actuate="onLoad">
            <text:p/>
          </draw:image>
        </draw:frame>
        <draw:frame draw:style-name="gr1" draw:text-style-name="P1" draw:layer="layout" svg:width="6.887cm" svg:height="6.887cm" draw:transform="rotate (-3.14159265358979) translate (11.043cm 15.11cm)">
          <draw:image xlink:href="Pictures/100000F80000001A0000001A7828F4EDA211A748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frame draw:style-name="gr1" draw:text-style-name="P1" draw:layer="layout" svg:width="2.883cm" svg:height="2.883cm" svg:x="3.735cm" svg:y="8.418cm">
          <draw:image xlink:href="Pictures/10000201000002000000020049E8D86239FE8632.png" xlink:type="simple" xlink:show="embed" xlink:actuate="onLoad">
            <text:p/>
          </draw:image>
        </draw:frame>
        <draw:frame draw:style-name="gr1" draw:text-style-name="P1" draw:layer="layout" svg:width="4.499cm" svg:height="4.499cm" svg:x="3.046cm" svg:y="9.777cm">
          <draw:image xlink:href="Pictures/100002010000020000000200053924A88606A40B.png" xlink:type="simple" xlink:show="embed" xlink:actuate="onLoad">
            <text:p/>
          </draw:image>
        </draw:frame>
        <draw:custom-shape draw:style-name="gr2" draw:text-style-name="P2" draw:layer="layout" svg:width="3.991cm" svg:height="5.914cm" svg:x="3.3cm" svg:y="8.3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883cm" svg:height="2.883cm" svg:x="8.936cm" svg:y="8.409cm">
          <draw:image xlink:href="Pictures/10000201000002000000020049E8D86239FE8632.png" xlink:type="simple" xlink:show="embed" xlink:actuate="onLoad">
            <text:p/>
          </draw:image>
        </draw:frame>
        <draw:frame draw:style-name="gr1" draw:text-style-name="P1" draw:layer="layout" svg:width="4.499cm" svg:height="4.499cm" svg:x="8.247cm" svg:y="9.768cm">
          <draw:image xlink:href="Pictures/100002010000020000000200053924A88606A40B.png" xlink:type="simple" xlink:show="embed" xlink:actuate="onLoad">
            <text:p/>
          </draw:image>
        </draw:frame>
        <draw:custom-shape draw:style-name="gr3" draw:text-style-name="P2" draw:layer="layout" svg:width="3.991cm" svg:height="5.923cm" svg:x="8.501cm" svg:y="8.31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883cm" svg:height="2.883cm" svg:x="14.036cm" svg:y="8.409cm">
          <draw:image xlink:href="Pictures/10000201000002000000020049E8D86239FE8632.png" xlink:type="simple" xlink:show="embed" xlink:actuate="onLoad">
            <text:p/>
          </draw:image>
        </draw:frame>
        <draw:frame draw:style-name="gr1" draw:text-style-name="P1" draw:layer="layout" svg:width="4.499cm" svg:height="4.499cm" svg:x="13.347cm" svg:y="9.768cm">
          <draw:image xlink:href="Pictures/100002010000020000000200053924A88606A40B.png" xlink:type="simple" xlink:show="embed" xlink:actuate="onLoad">
            <text:p/>
          </draw:image>
        </draw:frame>
        <draw:custom-shape draw:style-name="gr3" draw:text-style-name="P2" draw:layer="layout" svg:width="3.991cm" svg:height="5.923cm" svg:x="13.601cm" svg:y="8.31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318cm" svg:y1="7.792cm" svg:x2="7.985cm" svg:y2="5.953cm">
          <text:p/>
        </draw:line>
        <draw:line draw:style-name="gr4" draw:text-style-name="P1" draw:layer="layout" svg:x1="10.481cm" svg:y1="7.861cm" svg:x2="10.481cm" svg:y2="6.078cm">
          <text:p/>
        </draw:line>
        <draw:frame draw:style-name="gr1" draw:text-style-name="P1" draw:layer="layout" svg:width="4.499cm" svg:height="4.499cm" svg:x="15.478cm" svg:y="0.892cm">
          <draw:image xlink:href="Pictures/1000020100000200000002005DB8603B7198A536.png" xlink:type="simple" xlink:show="embed" xlink:actuate="onLoad">
            <text:p/>
          </draw:image>
        </draw:frame>
        <draw:line draw:style-name="gr5" draw:text-style-name="P1" draw:layer="layout" svg:x1="16.04cm" svg:y1="3.286cm" svg:x2="13.5cm" svg:y2="3.286cm">
          <text:p/>
        </draw:line>
        <draw:frame draw:style-name="gr6" draw:text-style-name="P4" draw:layer="layout" svg:width="4.27cm" svg:height="0.962cm" svg:x="15.705cm" svg:y="4.356cm">
          <draw:text-box>
            <text:p text:style-name="P3"><text:span text:style-name="T1">Experimenter</text:span></text:p>
          </draw:text-box>
        </draw:frame>
        <draw:frame draw:style-name="gr6" draw:text-style-name="P6" draw:layer="layout" svg:width="2.614cm" svg:height="0.962cm" svg:x="4.021cm" svg:y="13.192cm">
          <draw:text-box>
            <text:p text:style-name="P5"><text:span text:style-name="T2">Subject</text:span></text:p>
          </draw:text-box>
        </draw:frame>
        <draw:frame draw:style-name="gr7" draw:text-style-name="P7" draw:layer="layout" svg:width="2.614cm" svg:height="0.963cm" svg:x="9.222cm" svg:y="13.192cm">
          <draw:text-box>
            <text:p><text:span text:style-name="T2">Subject</text:span></text:p>
          </draw:text-box>
        </draw:frame>
        <draw:frame draw:style-name="gr7" draw:text-style-name="P7" draw:layer="layout" svg:width="2.614cm" svg:height="0.963cm" svg:x="14.376cm" svg:y="13.192cm">
          <draw:text-box>
            <text:p><text:span text:style-name="T2">Subj</text:span><text:span text:style-name="T2">ect</text:span></text:p>
          </draw:text-box>
        </draw:frame>
        <draw:line draw:style-name="gr4" draw:text-style-name="P1" draw:layer="layout" svg:x1="15.217cm" svg:y1="7.793cm" svg:x2="12.55cm" svg:y2="5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Coates</meta:initial-creator>
    <meta:creation-date>2020-08-15T13:57:00.348074220</meta:creation-date>
    <dc:date>2020-08-15T22:16:12.936975287</dc:date>
    <dc:creator>Daniel Coates</dc:creator>
    <meta:editing-duration>PT14M31S</meta:editing-duration>
    <meta:editing-cycles>2</meta:editing-cycles>
    <meta:generator>LibreOffice/6.0.7.3$Linux_X86_64 LibreOffice_project/00m0$Build-3</meta:generator>
    <meta:document-statistic meta:object-count="20"/>
  </office:meta>
</office:document-meta>
</file>